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nectionFactoryImpl.releaseConnection( Connection conn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ionFactoryImpl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nectionFactoryImpl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nectionFactoryImpl.releaseAllResour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nectionFactoryImpl.getIdleConnec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ionFactoryImpl.ConnectionFactoryImpl( JdbcConnectionDescriptor conDes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ionFactoryImpl.ConnectionFactory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nectionFactoryImpl.lookupConn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ionFactoryImpl.releaseConnection( JdbcConnectionDescriptor conDesc , Connection connec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nectionFactoryImpl.lookupConnection( final JdbcConnectionDescriptor conDes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nnectionFactoryImpl.getActiveConnec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